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3744*"/>
    </style:style>
    <style:style style:name="Таблица1.B" style:family="table-column">
      <style:table-column-properties style:column-width="3.284cm" style:rel-column-width="1862*"/>
    </style:style>
    <style:style style:name="Таблица1.C" style:family="table-column">
      <style:table-column-properties style:column-width="2.764cm" style:rel-column-width="1567*"/>
    </style:style>
    <style:style style:name="Таблица1.D" style:family="table-column">
      <style:table-column-properties style:column-width="4.221cm" style:rel-column-width="2393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0.393cm" fo:margin-left="-0.106cm" fo:margin-top="0cm" fo:margin-bottom="0cm" table:align="left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.309cm"/>
    </style:style>
    <style:style style:name="Таблица3.B" style:family="table-column">
      <style:table-column-properties style:column-width="8.084cm"/>
    </style:style>
    <style:style style:name="Таблица3.1" style:family="table-row">
      <style:table-row-properties style:min-row-height="0.612cm"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bottom" fo:background-color="#cccccc" fo:padding-left="0.049cm" fo:padding-right="0.049cm" fo:padding-top="0cm" fo:padding-bottom="0cm" fo:border-left="0.3pt solid #000000" fo:border-right="none" fo:border-top="0.3pt solid #000000" fo:border-bottom="0.3pt solid #000000">
        <style:background-image/>
      </style:table-cell-properties>
    </style:style>
    <style:style style:name="Таблица3.B1" style:family="table-cell">
      <style:table-cell-properties style:vertical-align="bottom" fo:background-color="#cccccc" fo:padding-left="0.049cm" fo:padding-right="0.049cm" fo:padding-top="0cm" fo:padding-bottom="0cm" fo:border="0.3pt solid #000000">
        <style:background-image/>
      </style:table-cell-properties>
    </style:style>
    <style:style style:name="Таблица3.2" style:family="table-row">
      <style:table-row-properties style:min-row-height="0.612cm" fo:keep-together="auto"/>
    </style:style>
    <style:style style:name="Таблица3.A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" style:family="table-row">
      <style:table-row-properties style:min-row-height="0.612cm" fo:keep-together="auto"/>
    </style:style>
    <style:style style:name="Таблица3.A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4" style:family="table-row">
      <style:table-row-properties style:min-row-height="0.612cm" fo:keep-together="auto"/>
    </style:style>
    <style:style style:name="Таблица3.A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5" style:family="table-row">
      <style:table-row-properties style:min-row-height="0.612cm" fo:keep-together="auto"/>
    </style:style>
    <style:style style:name="Таблица3.A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6" style:family="table-row">
      <style:table-row-properties style:min-row-height="0.612cm" fo:keep-together="auto"/>
    </style:style>
    <style:style style:name="Таблица3.A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7" style:family="table-row">
      <style:table-row-properties style:min-row-height="0.612cm" fo:keep-together="auto"/>
    </style:style>
    <style:style style:name="Таблица3.A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8" style:family="table-row">
      <style:table-row-properties style:min-row-height="0.612cm" fo:keep-together="auto"/>
    </style:style>
    <style:style style:name="Таблица3.A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9" style:family="table-row">
      <style:table-row-properties style:min-row-height="0.612cm" fo:keep-together="auto"/>
    </style:style>
    <style:style style:name="Таблица3.A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0" style:family="table-row">
      <style:table-row-properties style:min-row-height="0.612cm" fo:keep-together="auto"/>
    </style:style>
    <style:style style:name="Таблица3.A1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1" style:family="table-row">
      <style:table-row-properties style:min-row-height="0.612cm" fo:keep-together="auto"/>
    </style:style>
    <style:style style:name="Таблица3.A1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2" style:family="table-row">
      <style:table-row-properties style:min-row-height="0.612cm" fo:keep-together="auto"/>
    </style:style>
    <style:style style:name="Таблица3.A1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3" style:family="table-row">
      <style:table-row-properties style:min-row-height="0.612cm" fo:keep-together="auto"/>
    </style:style>
    <style:style style:name="Таблица3.A1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4" style:family="table-row">
      <style:table-row-properties style:min-row-height="0.612cm" fo:keep-together="auto"/>
    </style:style>
    <style:style style:name="Таблица3.A1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5" style:family="table-row">
      <style:table-row-properties style:min-row-height="0.612cm" fo:keep-together="auto"/>
    </style:style>
    <style:style style:name="Таблица3.A1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6" style:family="table-row">
      <style:table-row-properties style:min-row-height="0.612cm" fo:keep-together="auto"/>
    </style:style>
    <style:style style:name="Таблица3.A1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7" style:family="table-row">
      <style:table-row-properties style:min-row-height="0.612cm" fo:keep-together="auto"/>
    </style:style>
    <style:style style:name="Таблица3.A1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8" style:family="table-row">
      <style:table-row-properties style:min-row-height="0.612cm" fo:keep-together="auto"/>
    </style:style>
    <style:style style:name="Таблица3.A1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9" style:family="table-row">
      <style:table-row-properties style:min-row-height="0.612cm" fo:keep-together="auto"/>
    </style:style>
    <style:style style:name="Таблица3.A1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0" style:family="table-row">
      <style:table-row-properties style:min-row-height="0.612cm" fo:keep-together="auto"/>
    </style:style>
    <style:style style:name="Таблица3.A2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1" style:family="table-row">
      <style:table-row-properties style:min-row-height="0.612cm" fo:keep-together="auto"/>
    </style:style>
    <style:style style:name="Таблица3.A2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2" style:family="table-row">
      <style:table-row-properties style:min-row-height="0.612cm" fo:keep-together="auto"/>
    </style:style>
    <style:style style:name="Таблица3.A2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3" style:family="table-row">
      <style:table-row-properties style:min-row-height="0.612cm" fo:keep-together="auto"/>
    </style:style>
    <style:style style:name="Таблица3.A2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4" style:family="table-row">
      <style:table-row-properties style:min-row-height="0.612cm" fo:keep-together="auto"/>
    </style:style>
    <style:style style:name="Таблица3.A2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5" style:family="table-row">
      <style:table-row-properties style:min-row-height="0.612cm" fo:keep-together="auto"/>
    </style:style>
    <style:style style:name="Таблица3.A2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6" style:family="table-row">
      <style:table-row-properties style:min-row-height="0.452cm" fo:keep-together="auto"/>
    </style:style>
    <style:style style:name="Таблица3.A2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7" style:family="table-row">
      <style:table-row-properties style:min-row-height="0.452cm" fo:keep-together="auto"/>
    </style:style>
    <style:style style:name="Таблица3.A2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8" style:family="table-row">
      <style:table-row-properties style:min-row-height="0.452cm" fo:keep-together="auto"/>
    </style:style>
    <style:style style:name="Таблица3.A2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9" style:family="table-row">
      <style:table-row-properties style:min-row-height="0.452cm" fo:keep-together="auto"/>
    </style:style>
    <style:style style:name="Таблица3.A2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0" style:family="table-row">
      <style:table-row-properties style:min-row-height="0.452cm" fo:keep-together="auto"/>
    </style:style>
    <style:style style:name="Таблица3.A3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1" style:family="table-row">
      <style:table-row-properties style:min-row-height="0.452cm" fo:keep-together="auto"/>
    </style:style>
    <style:style style:name="Таблица3.A3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7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8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3" style:family="paragraph" style:parent-style-name="Text_20_body">
      <style:text-properties fo:font-size="12pt" style:font-size-asian="12pt"/>
    </style:style>
    <style:style style:name="P14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5" style:family="paragraph" style:parent-style-name="Text_20_body">
      <style:text-properties fo:font-size="15pt" style:font-size-asian="15pt"/>
    </style:style>
    <style:style style:name="P16" style:family="paragraph" style:parent-style-name="Text_20_body">
      <style:text-properties fo:font-size="9pt" style:font-size-asian="9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16c521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146f3f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34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35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36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7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8" style:family="paragraph" style:parent-style-name="Table_20_Contents">
      <style:text-properties style:use-window-font-color="true" loext:opacity="0%" style:font-name="Times New Roman" fo:font-size="14pt" fo:language="uk" fo:country="UA" officeooo:rsid="00146f3f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9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40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41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42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43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44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04d0" style:font-size-asian="14pt" style:font-weight-asian="bold" style:font-size-complex="14pt" style:font-weight-complex="bold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4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5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1a03f" style:font-size-asian="14pt" style:font-size-complex="14pt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15071" style:font-size-asian="14pt" style:font-size-complex="14pt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2b826" style:font-size-asian="14pt" style:font-size-complex="14pt"/>
    </style:style>
    <style:style style:name="P5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5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5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2b826" style:font-size-asian="14pt" style:font-size-complex="14pt"/>
    </style:style>
    <style:style style:name="P5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1a03f" officeooo:paragraph-rsid="0022b826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61" style:family="paragraph" style:parent-style-name="Standard">
      <style:paragraph-properties fo:text-align="end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24d66f" style:font-size-asian="14pt" style:font-size-complex="14pt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fo:font-size="14pt" style:font-size-asian="14pt" style:font-size-complex="14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146f3f" style:font-size-asian="14pt" style:font-size-complex="14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152691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75" style:family="paragraph" style:parent-style-name="Standard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02b93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9" style:family="paragraph" style:parent-style-name="Table_20_Contents"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1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2" style:family="paragraph" style:parent-style-name="Table_20_Contents">
      <style:text-properties fo:font-size="14pt" officeooo:rsid="00215071" officeooo:paragraph-rsid="00215071" style:font-size-asian="14pt" style:font-size-complex="14pt"/>
    </style:style>
    <style:style style:name="P83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8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15071" style:font-size-asian="14pt" style:font-size-complex="14pt"/>
    </style:style>
    <style:style style:name="P8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62383" style:font-size-asian="14pt" style:font-size-complex="14pt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15071" style:font-size-asian="14pt" style:font-weight-asian="normal" style:font-size-complex="14pt" style:font-weight-complex="normal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2b826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15071" style:font-size-asian="14pt" style:font-weight-asian="bold" style:font-size-complex="14pt" style:font-weight-complex="bold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2b826" style:font-size-asian="14pt" style:font-weight-asian="bold" style:font-size-complex="14pt" style:font-weight-complex="bold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1a03f" style:font-size-asian="14pt" style:font-size-complex="14pt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15071" style:font-size-asian="14pt" style:font-size-complex="14pt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2b826" style:font-size-asian="14pt" style:font-size-complex="14pt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indent="0cm" style:writing-mode="lr-tb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indent="0cm"/>
    </style:style>
    <style:style style:name="P10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6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4c4" style:font-weight-asian="bold" style:font-weight-complex="bold"/>
    </style:style>
    <style:style style:name="T13" style:family="text">
      <style:text-properties fo:font-weight="bold" officeooo:rsid="0002b935" style:font-weight-asian="bold" style:font-weight-complex="bold"/>
    </style:style>
    <style:style style:name="T14" style:family="text">
      <style:text-properties fo:letter-spacing="0.002cm"/>
    </style:style>
    <style:style style:name="T15" style:family="text">
      <style:text-properties fo:letter-spacing="-0.101cm"/>
    </style:style>
    <style:style style:name="T16" style:family="text">
      <style:text-properties fo:letter-spacing="-0.004cm"/>
    </style:style>
    <style:style style:name="T17" style:family="text">
      <style:text-properties fo:letter-spacing="-0.002cm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83ccb" style:font-style-asian="italic" style:font-style-complex="italic"/>
    </style:style>
    <style:style style:name="T20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officeooo:rsid="00044f62" style:font-size-asian="14pt" style:font-size-complex="14pt"/>
    </style:style>
    <style:style style:name="T27" style:family="text">
      <style:text-properties style:font-name="Times New Roman" fo:font-size="14pt" officeooo:rsid="00071ce1" style:font-size-asian="14pt" style:font-size-complex="14pt"/>
    </style:style>
    <style:style style:name="T28" style:family="text">
      <style:text-properties style:font-name="Times New Roman" fo:font-size="14pt" officeooo:rsid="0014e0de" style:font-size-asian="14pt" style:font-size-complex="14pt"/>
    </style:style>
    <style:style style:name="T29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0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fo:font-style="italic" officeooo:rsid="00152691" style:font-size-asian="14pt" style:font-style-asian="italic" style:font-size-complex="14pt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013878"/>
    </style:style>
    <style:style style:name="T34" style:family="text">
      <style:text-properties style:text-underline-style="solid" style:text-underline-width="auto" style:text-underline-color="font-color" officeooo:rsid="0014e0de"/>
    </style:style>
    <style:style style:name="T35" style:family="text">
      <style:text-properties fo:font-size="8pt" style:font-size-asian="8pt"/>
    </style:style>
    <style:style style:name="T36" style:family="text">
      <style:text-properties fo:font-size="8pt" fo:letter-spacing="-0.009cm" style:font-size-asian="8pt"/>
    </style:style>
    <style:style style:name="T37" style:family="text">
      <style:text-properties fo:font-size="8pt" fo:letter-spacing="-0.007cm" style:font-size-asian="8pt"/>
    </style:style>
    <style:style style:name="T38" style:family="text">
      <style:text-properties fo:font-size="8pt" fo:letter-spacing="-0.005cm" style:font-size-asian="8pt"/>
    </style:style>
    <style:style style:name="T39" style:family="text">
      <style:text-properties fo:font-size="8pt" fo:letter-spacing="-0.002cm" style:font-size-asian="8pt"/>
    </style:style>
    <style:style style:name="T40" style:family="text">
      <style:text-properties fo:letter-spacing="0.099cm"/>
    </style:style>
    <style:style style:name="T41" style:family="text">
      <style:text-properties fo:letter-spacing="0.097cm"/>
    </style:style>
    <style:style style:name="T42" style:family="text">
      <style:text-properties fo:language="uk" fo:country="UA" officeooo:rsid="002dde4c" style:font-name-asian="Times New Roman1" style:language-asian="en" style:country-asian="US" style:font-name-complex="Times New Roman1" style:language-complex="ar" style:country-complex="SA"/>
    </style:style>
    <style:style style:name="T43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4" style:family="text">
      <style:text-properties style:use-window-font-color="true" loext:opacity="0%" style:font-name="Times New Roman" fo:font-size="12pt" fo:letter-spacing="-0.004cm" fo:language="uk" fo:country="UA" officeooo:rsid="0020a4c4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5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215071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bold" officeooo:rsid="0011a03f" style:font-weight-asian="bold" style:font-weight-complex="bold"/>
    </style:style>
    <style:style style:name="T48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2b826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15071" style:font-weight-asian="normal" style:font-weight-complex="normal"/>
    </style:style>
    <style:style style:name="T50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215071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304d0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2" style:family="text">
      <style:text-properties fo:font-variant="normal" fo:text-transform="none" fo:color="#000000" loext:opacity="100%" style:font-name="Times New Roman" fo:font-size="14pt" fo:letter-spacing="normal" officeooo:rsid="00215071" style:font-size-asian="14pt" style:font-size-complex="14pt"/>
    </style:style>
    <style:style style:name="T5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1507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2b826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15071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15071" style:font-weight-asian="normal" style:font-weight-complex="normal"/>
    </style:style>
    <style:style style:name="T58" style:family="text">
      <style:text-properties fo:font-style="normal" fo:font-weight="normal"/>
    </style:style>
    <style:style style:name="T59" style:family="text">
      <style:text-properties fo:font-style="normal" fo:font-weight="normal" style:font-weight-asian="normal" style:font-weight-complex="normal"/>
    </style:style>
    <style:style style:name="T60" style:family="text">
      <style:text-properties fo:font-style="normal" fo:font-weight="normal" officeooo:rsid="0024d66f" style:font-weight-asian="normal" style:font-weight-complex="normal"/>
    </style:style>
    <style:style style:name="T61" style:family="text">
      <style:text-properties fo:font-style="normal" fo:font-weight="normal" officeooo:rsid="00215071"/>
    </style:style>
    <style:style style:name="T62" style:family="text">
      <style:text-properties fo:font-style="normal" fo:font-weight="bold" style:font-weight-asian="bold" style:font-weight-complex="bold"/>
    </style:style>
    <style:style style:name="T63" style:family="text">
      <style:text-properties fo:font-style="normal" fo:font-weight="bold" officeooo:rsid="0002b935" style:font-weight-asian="bold" style:font-weight-complex="bold"/>
    </style:style>
    <style:style style:name="T64" style:family="text">
      <style:text-properties fo:font-style="normal" fo:font-weight="bold" officeooo:rsid="0024d66f" style:font-weight-asian="bold" style:font-weight-complex="bold"/>
    </style:style>
    <style:style style:name="T65" style:family="text">
      <style:text-properties fo:font-style="normal" style:text-underline-style="solid" style:text-underline-width="auto" style:text-underline-color="font-color" fo:font-weight="normal" style:font-weight-asian="normal" style:font-weight-complex="normal"/>
    </style:style>
    <style:style style:name="T66" style:family="text">
      <style:text-properties fo:font-style="normal" style:text-underline-style="solid" style:text-underline-width="auto" style:text-underline-color="font-color" fo:font-weight="normal" officeooo:rsid="00262383" style:font-weight-asian="normal" style:font-weight-complex="normal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officeooo:rsid="0002b935"/>
    </style:style>
    <style:style style:name="T69" style:family="text">
      <style:text-properties fo:font-style="normal" style:text-underline-style="none" style:font-style-asian="normal" style:font-style-complex="normal"/>
    </style:style>
    <style:style style:name="T70" style:family="text">
      <style:text-properties officeooo:rsid="0002b935"/>
    </style:style>
    <style:style style:name="T71" style:family="text">
      <style:text-properties officeooo:rsid="00181970"/>
    </style:style>
    <style:style style:name="T72" style:family="text">
      <style:text-properties officeooo:rsid="00215071"/>
    </style:style>
    <style:style style:name="T73" style:family="text">
      <style:text-properties officeooo:rsid="0022b826"/>
    </style:style>
    <style:style style:name="T74" style:family="text">
      <style:text-properties officeooo:rsid="00262383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99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3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4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/>
      <text:p text:style-name="P8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1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34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5"/>
      <text:p text:style-name="P43"/>
      <text:p text:style-name="P12">Звіт</text:p>
      <text:p text:style-name="P13"/>
      <text:p text:style-name="P9">з<text:span text:style-name="T17"> </text:span>лабораторної<text:span text:style-name="T17"> </text:span>роботи<text:span text:style-name="T40"> </text:span>№<text:span text:style-name="T16"> </text:span><text:span text:style-name="T44">6</text:span> з<text:span text:style-name="T14"> </text:span>дисципліни</text:p>
      <text:p text:style-name="P10">«Алгоритми<text:span text:style-name="T17"> </text:span>та<text:span text:style-name="T17"> </text:span>структури<text:span text:style-name="T17"> </text:span>даних-1.</text:p>
      <text:p text:style-name="P9">Основи<text:span text:style-name="T10"> </text:span>алгоритмізації»</text:p>
      <text:p text:style-name="P44"/>
      <text:p text:style-name="P35">«Дослідження складних циклічних алгоритмів»<text:span text:style-name="T15"> </text:span>Варіант<text:span text:style-name="T32"> </text:span><text:span text:style-name="T33">8</text:span><text:span text:style-name="T32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40">Виконав<text:span text:style-name="T41"> </text:span>студент<text:tab/><text:span text:style-name="T32"> </text:span><text:span text:style-name="T34">ІП-12 Волков Вадим Всеволодович</text:span><text:span text:style-name="T32"><text:tab/></text:span></text:p>
      <text:p text:style-name="P36"><text:span text:style-name="T35">(шифр,</text:span><text:span text:style-name="T36"> </text:span><text:span text:style-name="T35">прізвище,</text:span><text:span text:style-name="T37"> </text:span><text:span text:style-name="T35">ім'я,</text:span><text:span text:style-name="T38"> </text:span><text:span text:style-name="T35">по</text:span><text:span text:style-name="T39"> </text:span><text:span text:style-name="T35">батькові)</text:span></text:p>
      <text:p text:style-name="P16"/>
      <text:p text:style-name="P16"/>
      <text:p text:style-name="P42"/>
      <text:p text:style-name="P39">Перевірив<text:tab/><text:span text:style-name="T32"> <text:tab/></text:span></text:p>
      <text:p text:style-name="P37"><text:span text:style-name="T35">(</text:span><text:span text:style-name="T36"> </text:span><text:span text:style-name="T35">прізвище,</text:span><text:span text:style-name="T37"> </text:span><text:span text:style-name="T35">ім'я,</text:span><text:span text:style-name="T38"> </text:span><text:span text:style-name="T35">по</text:span><text:span text:style-name="T38"> </text:span><text:span text:style-name="T35">батькові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/>
      <text:p text:style-name="P7">Київ 202<text:span text:style-name="T32"> </text:span><text:span text:style-name="T33">1</text:span><text:span text:style-name="T32"><text:tab/></text:span></text:p>
      <text:p text:style-name="P7"/>
      <text:p text:style-name="P6"/>
      <text:p text:style-name="P18"/>
      <text:p text:style-name="P19"><text:span text:style-name="T11">Лабораторна робота </text:span><text:span text:style-name="T12">6</text:span></text:p>
      <text:p text:style-name="P17">Дослідження рекурсивних алгоритмів</text:p>
      <text:p text:style-name="P4"/>
      <text:p text:style-name="Standard"><text:span text:style-name="T25">Мета</text:span><text:span text:style-name="T26"> – дослідити особливості роботи рекурсивних алгоритмів та набути практичних навичок їх використання під час складання програмних специфікацій підпрограм.</text:span></text:p>
      <text:p text:style-name="P32"/>
      <text:p text:style-name="P58"><text:span text:style-name="T29">Задача 8.</text:span><text:span text:style-name="T27"> Обчислити суму елементів геометричної прогресії, що убуває: початкове значення – 50, кінцеве значення – 1, крок – 2</text:span></text:p>
      <text:p text:style-name="P21"/>
      <text:p text:style-name="P20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704357363600">
          <table:table-cell table:style-name="Таблица1.A1" office:value-type="string">
            <text:p text:style-name="P33">Змінна</text:p>
          </table:table-cell>
          <table:table-cell table:style-name="Таблица1.A1" office:value-type="string">
            <text:p text:style-name="P33">Тип</text:p>
          </table:table-cell>
          <table:table-cell table:style-name="Таблица1.A1" office:value-type="string">
            <text:p text:style-name="P33">Ім’я</text:p>
          </table:table-cell>
          <table:table-cell table:style-name="Таблица1.D1" office:value-type="string">
            <text:p text:style-name="P33">Призначення</text:p>
          </table:table-cell>
        </table:table-row>
        <table:table-row table:style-name="TableLine94704357397248">
          <table:table-cell table:style-name="Таблица1.A3" office:value-type="string">
            <text:p text:style-name="P79">Оброблюване число</text:p>
          </table:table-cell>
          <table:table-cell table:style-name="Таблица1.B3" office:value-type="string">
            <text:p text:style-name="P81">Дійсне</text:p>
          </table:table-cell>
          <table:table-cell table:style-name="Таблица1.C3" office:value-type="string">
            <text:p text:style-name="P78">n</text:p>
          </table:table-cell>
          <table:table-cell table:style-name="Таблица1.D3" office:value-type="string">
            <text:p text:style-name="P82">Параметр функції</text:p>
          </table:table-cell>
        </table:table-row>
        <table:table-row table:style-name="TableLine94704357397248">
          <table:table-cell table:style-name="Таблица1.A3" office:value-type="string">
            <text:p text:style-name="P81">Часткова сума прогресії</text:p>
          </table:table-cell>
          <table:table-cell table:style-name="Таблица1.B3" office:value-type="string">
            <text:p text:style-name="P81">Дійсне</text:p>
          </table:table-cell>
          <table:table-cell table:style-name="Таблица1.C3" office:value-type="string">
            <text:p text:style-name="P80">Return</text:p>
          </table:table-cell>
          <table:table-cell table:style-name="Таблица1.D3" office:value-type="string">
            <text:p text:style-name="P83">Результат функції</text:p>
          </table:table-cell>
        </table:table-row>
        <table:table-row table:style-name="TableLine94704357398176">
          <table:table-cell table:style-name="Таблица1.A4" office:value-type="string">
            <text:p text:style-name="P38">Сума <text:span text:style-name="T72">геометричної прогресії</text:span></text:p>
          </table:table-cell>
          <table:table-cell table:style-name="Таблица1.B4" office:value-type="string">
            <text:p text:style-name="P81">Дійсне</text:p>
          </table:table-cell>
          <table:table-cell table:style-name="Таблица1.C4" office:value-type="string">
            <text:p text:style-name="P78">Res</text:p>
          </table:table-cell>
          <table:table-cell table:style-name="Таблица1.D4" office:value-type="string">
            <text:p text:style-name="P82">Результат</text:p>
          </table:table-cell>
        </table:table-row>
      </table:table>
      <text:p text:style-name="P68"/>
      <text:p text:style-name="P23"><text:span text:style-name="T42">Задачею є </text:span><text:span text:style-name="T45">використання рекурсивного алгоритму для проходження по числам від 50 до 1 із зменшенням у 2 рази на кожному кроці і рахування суми всіх чисел.</text:span></text:p>
      <text:p text:style-name="P23"><text:span text:style-name="T45"/></text:p>
      <text:p text:style-name="P23"><text:span text:style-name="T45"/></text:p>
      <text:p text:style-name="P24"><text:span text:style-name="T18">Розв’яз</text:span><text:span text:style-name="T43">ання</text:span></text:p>
      <text:p text:style-name="P28">Програмні специфікації запишемо у псевдокоді та графічній формі у вигляді блоксхеми.</text:p>
      <text:p text:style-name="P29"/>
      <text:p text:style-name="P21"><text:span text:style-name="T18">Крок 1.</text:span> Визнчимо основні дії.</text:p>
      <text:p text:style-name="P66"><text:span text:style-name="T18">Крок </text:span><text:span text:style-name="T19">2</text:span><text:span text:style-name="T18">.</text:span> <text:span text:style-name="T54">Розрахування</text:span><text:span text:style-name="T55"> </text:span><text:span text:style-name="T54">Res через </text:span><text:span text:style-name="T55">GeomProgSum</text:span></text:p>
      <text:p text:style-name="P66"><text:span text:style-name="T18">Крок </text:span><text:span text:style-name="T19">3</text:span><text:span text:style-name="T18">.</text:span> <text:span text:style-name="T50">Рекурсивне розрахування значення з перевіркою</text:span></text:p>
      <text:p text:style-name="P59"><text:span text:style-name="T30">Крок </text:span><text:span text:style-name="T31">4</text:span><text:span text:style-name="T30">.</text:span><text:span text:style-name="T28"> </text:span><text:span text:style-name="T53">Повернути рекурсино розраховане значення</text:span></text:p>
      <text:p text:style-name="P45"><text:span text:style-name="T51"/></text:p>
      <text:p text:style-name="P45"/>
      <text:p text:style-name="P69">Псевдокод</text:p>
      <text:p text:style-name="P56"><text:span text:style-name="T70">крок </text:span><text:span text:style-name="T73">1</text:span></text:p>
      <text:p text:style-name="P92"><text:span text:style-name="T13">початок</text:span></text:p>
      <text:p text:style-name="P92"><text:span text:style-name="T47"><text:s text:c="4"/></text:span><text:span text:style-name="T48">Розрахування</text:span><text:span text:style-name="T49"> </text:span><text:span text:style-name="T48">Res через </text:span><text:span text:style-name="T49">GeomProgSum</text:span></text:p>
      <text:p text:style-name="P53"><text:span text:style-name="T58"><text:s text:c="4"/>Виведення </text:span><text:span text:style-name="T61">Res</text:span></text:p>
      <text:p text:style-name="P48">кінець</text:p>
      <text:p text:style-name="P48"/>
      <text:p text:style-name="P89">початок <text:span text:style-name="T57">GeomProgSum(n)</text:span></text:p>
      <text:p text:style-name="P87"><text:span text:style-name="T68"><text:s text:c="4"/></text:span><text:span text:style-name="T69">Рекурсивне розрахування значення з перевіркою</text:span></text:p>
      <text:p text:style-name="P50">кінець</text:p>
      <text:p text:style-name="P57"/>
      <text:p text:style-name="P57"/>
      <text:p text:style-name="P57"/>
      <text:p text:style-name="P54"><text:span text:style-name="T70">крок </text:span><text:span text:style-name="T73">2</text:span></text:p>
      <text:p text:style-name="P91"><text:span text:style-name="T13">початок</text:span></text:p>
      <text:p text:style-name="P91"><text:span text:style-name="T47"><text:s text:c="4"/></text:span><text:span text:style-name="T46">Res := GeomProgSum(50)</text:span></text:p>
      <text:p text:style-name="P52"><text:span text:style-name="T58"><text:s text:c="4"/>Виведення </text:span><text:span text:style-name="T61">Res</text:span></text:p>
      <text:p text:style-name="P47">кінець</text:p>
      <text:p text:style-name="P47"/>
      <text:p text:style-name="P88">початок <text:span text:style-name="T57">GeomProgSum(n)</text:span></text:p>
      <text:p text:style-name="P86"><text:span text:style-name="T68"><text:s text:c="4"/></text:span><text:span text:style-name="T67">Рекурсивне розрахування значення з перевіркою</text:span></text:p>
      <text:p text:style-name="P49">кінець</text:p>
      <text:p text:style-name="P54"/>
      <text:p text:style-name="P54"/>
      <text:p text:style-name="P54"/>
      <text:p text:style-name="P55"><text:span text:style-name="T70">крок </text:span><text:span text:style-name="T73">3</text:span></text:p>
      <text:p text:style-name="P91"><text:span text:style-name="T13">початок</text:span></text:p>
      <text:p text:style-name="P91"><text:span text:style-name="T47"><text:s text:c="4"/></text:span><text:span text:style-name="T46">Res := GeomProgSum(50)</text:span></text:p>
      <text:p text:style-name="P52"><text:span text:style-name="T58"><text:s text:c="4"/>Виведення </text:span><text:span text:style-name="T61">Res</text:span></text:p>
      <text:p text:style-name="P47">кінець</text:p>
      <text:p text:style-name="P47"/>
      <text:p text:style-name="P88">початок <text:span text:style-name="T57">GeomProgSum(n)</text:span></text:p>
      <text:p text:style-name="P84"><text:span text:style-name="T63"><text:s text:c="4"/></text:span><text:span text:style-name="T62">якщо</text:span><text:span text:style-name="T59"> n &gt; 1</text:span></text:p>
      <text:p text:style-name="P84"><text:span text:style-name="T62"><text:s text:c="4"/>то</text:span></text:p>
      <text:p text:style-name="P84"><text:span text:style-name="T59"><text:s text:c="12"/></text:span><text:span text:style-name="T65">По</text:span><text:span text:style-name="T66">рахувати</text:span><text:span text:style-name="T65"> рекурсино розраховане значення</text:span></text:p>
      <text:p text:style-name="P85"><text:span text:style-name="T62"><text:s text:c="4"/>інакше</text:span></text:p>
      <text:p text:style-name="P85"><text:span text:style-name="T62"><text:s text:c="12"/></text:span><text:span text:style-name="T60">Return :</text:span><text:span text:style-name="T64">=</text:span><text:span text:style-name="T59"> 1</text:span></text:p>
      <text:p text:style-name="P85"><text:span text:style-name="T62"><text:s text:c="4"/>все якщо</text:span></text:p>
      <text:p text:style-name="P85"><text:span text:style-name="T59"><text:s text:c="4"/></text:span><text:span text:style-name="T60">повернути Return</text:span></text:p>
      <text:p text:style-name="P49">кінець</text:p>
      <text:p text:style-name="P76"/>
      <text:p text:style-name="P76"/>
      <text:p text:style-name="P76"/>
      <text:p text:style-name="P22"><text:span text:style-name="T70">крок </text:span><text:span text:style-name="T73">4</text:span></text:p>
      <text:p text:style-name="P90"><text:span text:style-name="T13">початок</text:span></text:p>
      <text:p text:style-name="P90"><text:span text:style-name="T47"><text:s text:c="4"/></text:span><text:span text:style-name="T46">Res := GeomProgSum(50)</text:span></text:p>
      <text:p text:style-name="P51"><text:span text:style-name="T58"><text:s text:c="4"/>Виведення </text:span><text:span text:style-name="T61">Res</text:span></text:p>
      <text:p text:style-name="P46">кінець</text:p>
      <text:p text:style-name="P46"/>
      <text:p text:style-name="P88">початок <text:span text:style-name="T57">GeomProgSum(n)</text:span></text:p>
      <text:p text:style-name="P84"><text:span text:style-name="T63"><text:s text:c="4"/></text:span><text:span text:style-name="T62">якщо</text:span><text:span text:style-name="T59"> n &gt; 1</text:span></text:p>
      <text:p text:style-name="P84"><text:span text:style-name="T62"><text:s text:c="4"/>то</text:span></text:p>
      <text:p text:style-name="P84"><text:span text:style-name="T62"><text:s text:c="12"/></text:span><text:span text:style-name="T60">Return :=</text:span><text:span text:style-name="T59"> n + GeomProgSum(n / 2)</text:span></text:p>
      <text:p text:style-name="P84"><text:span text:style-name="T62"><text:s text:c="4"/>інакше</text:span></text:p>
      <text:p text:style-name="P84"><text:span text:style-name="T62"><text:s text:c="12"/></text:span><text:span text:style-name="T60">Return :=</text:span><text:span text:style-name="T59"> 1</text:span></text:p>
      <text:p text:style-name="P85"><text:span text:style-name="T62"><text:s text:c="4"/>все якщо</text:span></text:p>
      <text:p text:style-name="P85"><text:span text:style-name="T59"><text:s text:c="4"/></text:span><text:span text:style-name="T60">повернути Return</text:span></text:p>
      <text:p text:style-name="P47">кінець</text:p>
      <text:p text:style-name="P31">Блок схема</text:p>
      <text:p text:style-name="P71"/>
      <text:p text:style-name="P72">Крок <text:span text:style-name="T74">1</text:span></text:p>
      <text:p text:style-name="P72"><draw:g text:anchor-type="paragraph" draw:z-index="8" draw:name="Групповой объект 4" draw:style-name="gr1"><draw:custom-shape draw:name="Start-End_ 4" draw:style-name="gr2" draw:text-style-name="P94" xml:id="id3" draw:id="id3" svg:width="5.001cm" svg:height="0.999cm" svg:x="1cm" svg:y="0.002cm"><text:p text:style-name="P93"><text:span text:style-name="T7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5" draw:style-name="gr3" draw:text-style-name="P94" xml:id="id2" draw:id="id2" svg:width="5.003cm" svg:height="1.004cm" svg:x="0.998cm" svg:y="4.502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2" draw:style-name="gr4" draw:text-style-name="P94" xml:id="id1" draw:id="id1" svg:width="5.003cm" svg:height="1.004cm" svg:x="0.998cm" svg:y="2.997cm"><text:p text:style-name="P93"><text:span text:style-name="T75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5" draw:style-name="gr5" draw:text-style-name="P96" xml:id="id4" draw:id="id4" svg:width="5.001cm" svg:height="1.004cm" svg:x="1cm" svg:y="1.501cm"><text:p text:style-name="P95"><text:span text:style-name="T76">Розрахування Res</text:span></text:p><text:p text:style-name="P95"><text:span text:style-name="T76">через GeomProgSu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" draw:style-name="gr6" draw:text-style-name="P97" svg:x1="3.5cm" svg:y1="2.501cm" svg:x2="3.5cm" svg:y2="2.997cm" draw:end-shape="id1" draw:end-glue-point="5" svg:d="M3500 2501v496" svg:viewBox="0 0 2 497"><text:p/></draw:connector><draw:custom-shape draw:name="Start-End_ 6" draw:style-name="gr7" draw:text-style-name="P94" xml:id="id7" draw:id="id7" svg:width="5.001cm" svg:height="1.004cm" svg:x="0.998cm" svg:y="9.506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6" draw:style-name="gr8" draw:text-style-name="P96" xml:id="id6" draw:id="id6" svg:width="7cm" svg:height="1.004cm" svg:x="0cm" svg:y="8.005cm"><text:p text:style-name="P95"><text:span text:style-name="T76">Рекурсивне розрахування</text:span></text:p><text:p text:style-name="P95"><text:span text:style-name="T76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4" draw:style-name="gr9" draw:text-style-name="P94" xml:id="id5" draw:id="id5" svg:width="7cm" svg:height="0.962cm" svg:x="0cm" svg:y="6.505cm"><text:p text:style-name="P93"><text:span text:style-name="T75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11" draw:style-name="gr10" draw:text-style-name="P97" svg:x1="3.5cm" svg:y1="4.001cm" svg:x2="3.5cm" svg:y2="4.501cm" draw:start-shape="id1" draw:start-glue-point="8" draw:end-shape="id2" draw:end-glue-point="4" svg:d="M3500 4001v500" svg:viewBox="0 0 2 503"><text:p/></draw:connector><draw:connector draw:name="Connector 12" draw:style-name="gr11" draw:text-style-name="P97" svg:x1="3.501cm" svg:y1="1cm" svg:x2="3.501cm" svg:y2="1.501cm" draw:start-shape="id3" draw:start-glue-point="6" draw:end-shape="id4" draw:end-glue-point="4" svg:d="M3501 1000v501" svg:viewBox="0 0 2 503"><text:p/></draw:connector><draw:connector draw:name="Connector 19" draw:style-name="gr12" draw:text-style-name="P97" svg:x1="3.5cm" svg:y1="7.467cm" svg:x2="3.5cm" svg:y2="8.005cm" draw:start-shape="id5" draw:start-glue-point="2" draw:end-shape="id6" draw:end-glue-point="4" svg:d="M3500 7467v538" svg:viewBox="0 0 2 540"><text:p/></draw:connector><draw:connector draw:name="Connector 20" draw:style-name="gr13" draw:text-style-name="P97" svg:x1="3.5cm" svg:y1="9.008cm" svg:x2="3.5cm" svg:y2="9.506cm" draw:start-shape="id6" draw:start-glue-point="6" draw:end-shape="id7" draw:end-glue-point="4" svg:d="M3500 9008v498" svg:viewBox="0 0 2 499"><text:p/></draw:connector></draw:g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Крок <text:span text:style-name="T74">2</text:span></text:p>
      <text:p text:style-name="P72"><draw:g text:anchor-type="paragraph" draw:z-index="7" draw:name="Групповой объект 3" draw:style-name="gr1"><draw:custom-shape draw:name="Start-End_ 1" draw:style-name="gr14" draw:text-style-name="P94" xml:id="id10" draw:id="id10" svg:width="5.001cm" svg:height="0.999cm" svg:x="1cm" svg:y="0.002cm"><text:p text:style-name="P93"><text:span text:style-name="T7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" draw:style-name="gr15" draw:text-style-name="P94" xml:id="id9" draw:id="id9" svg:width="5.003cm" svg:height="1.004cm" svg:x="0.998cm" svg:y="4.502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1" draw:style-name="gr16" draw:text-style-name="P94" xml:id="id8" draw:id="id8" svg:width="5.003cm" svg:height="1.004cm" svg:x="0.998cm" svg:y="2.997cm"><text:p text:style-name="P93"><text:span text:style-name="T75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3" draw:style-name="gr17" draw:text-style-name="P94" xml:id="id11" draw:id="id11" svg:width="5.001cm" svg:height="1.004cm" svg:x="1cm" svg:y="1.501cm"><text:p text:style-name="P93"><text:span text:style-name="T75">Res := GeomProgSum(n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" draw:style-name="gr18" draw:text-style-name="P97" svg:x1="3.5cm" svg:y1="2.501cm" svg:x2="3.5cm" svg:y2="2.997cm" draw:end-shape="id8" draw:end-glue-point="5" svg:d="M3500 2501v496" svg:viewBox="0 0 2 497"><text:p/></draw:connector><draw:custom-shape draw:name="Start-End_ 3" draw:style-name="gr19" draw:text-style-name="P94" xml:id="id14" draw:id="id14" svg:width="5.001cm" svg:height="1.004cm" svg:x="0.998cm" svg:y="9.506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4" draw:style-name="gr20" draw:text-style-name="P96" xml:id="id13" draw:id="id13" svg:width="7cm" svg:height="1.004cm" svg:x="0cm" svg:y="8.005cm"><text:p text:style-name="P95"><text:span text:style-name="T76">Рекурсивне розрахування</text:span></text:p><text:p text:style-name="P95"><text:span text:style-name="T76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2" draw:style-name="gr21" draw:text-style-name="P94" xml:id="id12" draw:id="id12" svg:width="7cm" svg:height="0.962cm" svg:x="0cm" svg:y="6.505cm"><text:p text:style-name="P93"><text:span text:style-name="T75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7" draw:style-name="gr22" draw:text-style-name="P97" svg:x1="3.5cm" svg:y1="4.001cm" svg:x2="3.5cm" svg:y2="4.501cm" draw:start-shape="id8" draw:start-glue-point="8" draw:end-shape="id9" draw:end-glue-point="4" svg:d="M3500 4001v500" svg:viewBox="0 0 2 503"><text:p/></draw:connector><draw:connector draw:name="Connector 8" draw:style-name="gr23" draw:text-style-name="P97" svg:x1="3.501cm" svg:y1="1cm" svg:x2="3.501cm" svg:y2="1.501cm" draw:start-shape="id10" draw:start-glue-point="6" draw:end-shape="id11" draw:end-glue-point="4" svg:d="M3501 1000v501" svg:viewBox="0 0 2 503"><text:p/></draw:connector><draw:connector draw:name="Connector 9" draw:style-name="gr24" draw:text-style-name="P97" svg:x1="3.5cm" svg:y1="7.467cm" svg:x2="3.5cm" svg:y2="8.005cm" draw:start-shape="id12" draw:start-glue-point="2" draw:end-shape="id13" draw:end-glue-point="4" svg:d="M3500 7467v538" svg:viewBox="0 0 2 540"><text:p/></draw:connector><draw:connector draw:name="Connector 10" draw:style-name="gr25" draw:text-style-name="P97" svg:x1="3.5cm" svg:y1="9.008cm" svg:x2="3.5cm" svg:y2="9.506cm" draw:start-shape="id13" draw:start-glue-point="6" draw:end-shape="id14" draw:end-glue-point="4" svg:d="M3500 9008v498" svg:viewBox="0 0 2 499"><text:p/></draw:connector></draw:g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Крок <text:span text:style-name="T74">3</text:span></text:p>
      <text:p text:style-name="P72"><draw:g text:anchor-type="paragraph" draw:z-index="6" draw:name="Групповой объект 2" draw:style-name="gr1"><draw:custom-shape draw:name="Start-End_ 17" draw:style-name="gr26" draw:text-style-name="P94" xml:id="id22" draw:id="id22" svg:width="5.003cm" svg:height="0.999cm" svg:x="3.002cm" svg:y="0cm"><text:p text:style-name="P93"><text:span text:style-name="T7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8" draw:style-name="gr27" draw:text-style-name="P94" xml:id="id21" draw:id="id21" svg:width="5.001cm" svg:height="1.004cm" svg:x="3.002cm" svg:y="4.5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7" draw:style-name="gr28" draw:text-style-name="P94" xml:id="id15" draw:id="id15" svg:width="5.001cm" svg:height="1.004cm" svg:x="3.002cm" svg:y="2.995cm"><text:p text:style-name="P93"><text:span text:style-name="T75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5" draw:style-name="gr29" draw:text-style-name="P94" xml:id="id23" draw:id="id23" svg:width="5.001cm" svg:height="1.004cm" svg:x="3.002cm" svg:y="1.499cm"><text:p text:style-name="P93"><text:span text:style-name="T75">Res := GeomProgSum(n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30" draw:text-style-name="P97" svg:x1="5.504cm" svg:y1="2.499cm" svg:x2="5.504cm" svg:y2="2.995cm" draw:end-shape="id15" draw:end-glue-point="5" svg:d="M5504 2499v496" svg:viewBox="0 0 2 497"><text:p/></draw:connector><draw:custom-shape draw:name="Start-End_ 19" draw:style-name="gr31" draw:text-style-name="P94" xml:id="id18" draw:id="id18" svg:width="5.003cm" svg:height="1.004cm" svg:x="3.001cm" svg:y="14.004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9" draw:style-name="gr32" draw:text-style-name="P94" xml:id="id16" draw:id="id16" svg:width="5.001cm" svg:height="2.001cm" svg:x="3.002cm" svg:y="8.25cm"><text:p text:style-name="P93"><text:span text:style-name="T75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33" draw:text-style-name="P94" xml:id="id20" draw:id="id20" svg:width="4.001cm" svg:height="1.004cm" svg:x="0.002cm" svg:y="10.504cm"><text:p text:style-name="P93"><text:span text:style-name="T75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4" draw:style-name="gr34" draw:text-style-name="P97" svg:x1="5.502cm" svg:y1="7.498cm" svg:x2="5.503cm" svg:y2="8.25cm" draw:end-shape="id16" draw:end-glue-point="4" svg:d="M5502 7498v244h1v508" svg:viewBox="0 0 4 753"><text:p/></draw:connector><draw:connector draw:name="Connector_ 35" draw:style-name="gr35" draw:text-style-name="P97" svg:x1="5.503cm" svg:y1="13.508cm" svg:x2="5.502cm" svg:y2="14.004cm" draw:start-shape="id17" draw:start-glue-point="6" draw:end-shape="id18" draw:end-glue-point="4" svg:d="M5503 13508v249h-1v247" svg:viewBox="0 0 4 497"><text:p/></draw:connector><draw:frame draw:style-name="gr36" draw:text-style-name="P99" svg:width="0.75cm" svg:height="0.962cm" svg:x="2.752cm" svg:y="8.253cm"><draw:text-box><text:p text:style-name="P98"><text:span text:style-name="T77">-</text:span></text:p></draw:text-box></draw:frame><draw:custom-shape draw:name="Process_ 23" draw:style-name="gr37" draw:text-style-name="P96" xml:id="id19" draw:id="id19" svg:width="7cm" svg:height="1.004cm" svg:x="5.003cm" svg:y="10.499cm"><text:p text:style-name="P95"><text:span text:style-name="T76">Порахувати рекурсино</text:span></text:p><text:p text:style-name="P95"><text:span text:style-name="T76">розраховане значенн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4" draw:style-name="gr38" draw:text-style-name="P94" xml:id="id17" draw:id="id17" svg:width="4.003cm" svg:height="1.006cm" svg:x="3.502cm" svg:y="12.502cm"><text:p text:style-name="P93"><text:span text:style-name="T75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3" draw:style-name="gr39" draw:text-style-name="P97" svg:x1="8.003cm" svg:y1="9.25cm" svg:x2="8.502cm" svg:y2="10.499cm" draw:start-shape="id16" draw:start-glue-point="7" draw:end-shape="id19" draw:end-glue-point="4" svg:d="M8003 9250h499v1249" svg:viewBox="0 0 501 1251"><text:p/></draw:connector><draw:connector draw:name="Connector 14" draw:style-name="gr40" draw:text-style-name="P97" svg:x1="3.002cm" svg:y1="9.25cm" svg:x2="2.002cm" svg:y2="10.504cm" draw:start-shape="id16" draw:start-glue-point="5" draw:end-shape="id20" draw:end-glue-point="4" svg:d="M3002 9250h-1000v1254" svg:viewBox="0 0 1002 1256"><text:p/></draw:connector><draw:connector draw:name="Connector 15" draw:style-name="gr41" draw:text-style-name="P97" svg:x1="8.503cm" svg:y1="11.502cm" svg:x2="5.504cm" svg:y2="12.502cm" draw:start-shape="id19" draw:start-glue-point="6" draw:end-shape="id17" draw:end-glue-point="4" svg:d="M8503 11502v524h-2999v476" svg:viewBox="0 0 3000 1002"><text:p/></draw:connector><draw:connector draw:name="Connector 16" draw:style-name="gr42" draw:text-style-name="P97" svg:x1="2.002cm" svg:y1="11.508cm" svg:x2="5.503cm" svg:y2="12.502cm" draw:start-shape="id20" draw:start-glue-point="6" draw:end-shape="id17" draw:end-glue-point="4" svg:d="M2002 11508v497h3501v497" svg:viewBox="0 0 3503 997"><text:p/></draw:connector><draw:custom-shape draw:name="Subprocess 3" draw:style-name="gr43" draw:text-style-name="P94" svg:width="7cm" svg:height="0.962cm" svg:x="2.002cm" svg:y="6.503cm"><text:p text:style-name="P93"><text:span text:style-name="T75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44" draw:text-style-name="P99" svg:width="1.251cm" svg:height="1.001cm" svg:x="7.252cm" svg:y="8.253cm"><draw:text-box><text:p text:style-name="P100"><text:span text:style-name="T77">+</text:span></text:p></draw:text-box></draw:frame><draw:connector draw:name="Connector 17" draw:style-name="gr45" draw:text-style-name="P97" svg:x1="5.504cm" svg:y1="3.999cm" svg:x2="5.504cm" svg:y2="4.5cm" draw:start-shape="id15" draw:start-glue-point="8" draw:end-shape="id21" draw:end-glue-point="4" svg:d="M5504 3999v501" svg:viewBox="0 0 2 503"><text:p/></draw:connector><draw:connector draw:name="Connector 18" draw:style-name="gr46" draw:text-style-name="P97" svg:x1="5.504cm" svg:y1="0.998cm" svg:x2="5.504cm" svg:y2="1.499cm" draw:start-shape="id22" draw:start-glue-point="6" draw:end-shape="id23" draw:end-glue-point="4" svg:d="M5504 998v501" svg:viewBox="0 0 2 503"><text:p/></draw:connector></draw:g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><draw:g text:anchor-type="paragraph" draw:z-index="4" draw:name="Групповой объект 6" draw:style-name="gr68"><draw:custom-shape draw:name="Start-End_ 12" draw:style-name="gr69" draw:text-style-name="P102" xml:id="id35" draw:id="id35" svg:width="5.001cm" svg:height="0.999cm" svg:x="0.002cm" svg:y="86.907cm"><text:p text:style-name="P101"><text:span text:style-name="T7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3" draw:style-name="gr70" draw:text-style-name="P102" xml:id="id34" draw:id="id34" svg:width="5.001cm" svg:height="1.004cm" svg:x="0.002cm" svg:y="92.107cm"><text:p text:style-name="P101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19" draw:style-name="gr71" draw:text-style-name="P104" xml:id="id33" draw:id="id33" svg:width="4.502cm" svg:height="3.25cm" svg:x="0.252cm" svg:y="88.406cm"><text:p text:style-name="P103"><text:span text:style-name="T78">Починаючи з всіх</text:span></text:p><text:p text:style-name="P103"><text:span text:style-name="T78">чисел від 100 до 200</text:span></text:p><text:p text:style-name="P103"><text:span text:style-name="T78">обчислювати суму</text:span></text:p><text:p text:style-name="P103"><text:span text:style-name="T78">чисел поки не</text:span></text:p><text:p text:style-name="P103"><text:span text:style-name="T78">залишится 1 цифра і</text:span></text:p><text:p text:style-name="P103"><text:span text:style-name="T78">виведення її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1" draw:style-name="gr72" draw:text-style-name="P97" svg:x1="2.503cm" svg:y1="91.655cm" svg:x2="2.503cm" svg:y2="92.107cm" draw:start-shape="id33" draw:start-glue-point="6" draw:end-shape="id34" draw:end-glue-point="4" svg:d="M2503 91655v452" svg:viewBox="0 0 2 453"><text:p/></draw:connector><draw:connector draw:name="Connector_ 42" draw:style-name="gr72" draw:text-style-name="P97" svg:x1="2.503cm" svg:y1="87.905cm" svg:x2="2.503cm" svg:y2="88.406cm" draw:start-shape="id35" draw:start-glue-point="6" draw:end-shape="id33" draw:end-glue-point="4" svg:d="M2503 87905v501" svg:viewBox="0 0 2 503"><text:p/></draw:connector></draw:g>Крок <text:span text:style-name="T74">4</text:span></text:p>
      <text:p text:style-name="P27"><draw:g text:anchor-type="paragraph" draw:z-index="5" draw:name="Групповой объект 1" draw:style-name="gr1"><draw:custom-shape draw:name="Start-End_ 10" draw:style-name="gr47" draw:text-style-name="P94" xml:id="id31" draw:id="id31" svg:width="5.003cm" svg:height="0.999cm" svg:x="3.002cm" svg:y="0cm"><text:p text:style-name="P93"><text:span text:style-name="T7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1" draw:style-name="gr48" draw:text-style-name="P94" xml:id="id30" draw:id="id30" svg:width="5.001cm" svg:height="1.004cm" svg:x="3.002cm" svg:y="4.5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6" draw:style-name="gr49" draw:text-style-name="P94" xml:id="id24" draw:id="id24" svg:width="5.001cm" svg:height="1.004cm" svg:x="3.002cm" svg:y="2.995cm"><text:p text:style-name="P93"><text:span text:style-name="T75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1" draw:style-name="gr50" draw:text-style-name="P94" xml:id="id32" draw:id="id32" svg:width="5.001cm" svg:height="1.004cm" svg:x="3.002cm" svg:y="1.499cm"><text:p text:style-name="P93"><text:span text:style-name="T75">Res := GeomProgSum(n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6" draw:style-name="gr51" draw:text-style-name="P97" svg:x1="5.504cm" svg:y1="2.499cm" svg:x2="5.504cm" svg:y2="2.995cm" draw:end-shape="id24" draw:end-glue-point="5" svg:d="M5504 2499v496" svg:viewBox="0 0 2 497"><text:p/></draw:connector><draw:custom-shape draw:name="Start-End_ 16" draw:style-name="gr52" draw:text-style-name="P94" xml:id="id27" draw:id="id27" svg:width="5.003cm" svg:height="1.004cm" svg:x="3.001cm" svg:y="14.004cm"><text:p text:style-name="P93"><text:span text:style-name="T7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1" draw:style-name="gr53" draw:text-style-name="P94" xml:id="id25" draw:id="id25" svg:width="5.001cm" svg:height="2.001cm" svg:x="3.002cm" svg:y="8.25cm"><text:p text:style-name="P93"><text:span text:style-name="T75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" draw:style-name="gr54" draw:text-style-name="P94" xml:id="id29" draw:id="id29" svg:width="4.001cm" svg:height="1.004cm" svg:x="0.002cm" svg:y="10.504cm"><text:p text:style-name="P93"><text:span text:style-name="T75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" draw:style-name="gr55" draw:text-style-name="P97" svg:x1="5.502cm" svg:y1="7.498cm" svg:x2="5.503cm" svg:y2="8.25cm" draw:end-shape="id25" draw:end-glue-point="4" svg:d="M5502 7498v244h1v508" svg:viewBox="0 0 4 753"><text:p/></draw:connector><draw:connector draw:name="Connector_ 5" draw:style-name="gr56" draw:text-style-name="P97" svg:x1="5.503cm" svg:y1="13.508cm" svg:x2="5.502cm" svg:y2="14.004cm" draw:start-shape="id26" draw:start-glue-point="6" draw:end-shape="id27" draw:end-glue-point="4" svg:d="M5503 13508v249h-1v247" svg:viewBox="0 0 4 497"><text:p/></draw:connector><draw:frame draw:style-name="gr57" draw:text-style-name="P99" svg:width="0.75cm" svg:height="0.962cm" svg:x="2.752cm" svg:y="8.253cm"><draw:text-box><text:p text:style-name="P98"><text:span text:style-name="T77">-</text:span></text:p></draw:text-box></draw:frame><draw:custom-shape draw:name="Process_ 16" draw:style-name="gr58" draw:text-style-name="P94" xml:id="id28" draw:id="id28" svg:width="7cm" svg:height="1.004cm" svg:x="5.003cm" svg:y="10.499cm"><text:p text:style-name="P93"><text:span text:style-name="T75">Return := n + GeomProgSum(n/2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59" draw:text-style-name="P94" xml:id="id26" draw:id="id26" svg:width="4.003cm" svg:height="1.006cm" svg:x="3.502cm" svg:y="12.502cm"><text:p text:style-name="P93"><text:span text:style-name="T75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60" draw:text-style-name="P97" svg:x1="8.003cm" svg:y1="9.25cm" svg:x2="8.502cm" svg:y2="10.499cm" draw:start-shape="id25" draw:start-glue-point="7" draw:end-shape="id28" draw:end-glue-point="4" svg:d="M8003 9250h499v1249" svg:viewBox="0 0 501 1251"><text:p/></draw:connector><draw:connector draw:name="Connector 2" draw:style-name="gr61" draw:text-style-name="P97" svg:x1="3.002cm" svg:y1="9.25cm" svg:x2="2.002cm" svg:y2="10.504cm" draw:start-shape="id25" draw:start-glue-point="5" draw:end-shape="id29" draw:end-glue-point="4" svg:d="M3002 9250h-1000v1254" svg:viewBox="0 0 1002 1256"><text:p/></draw:connector><draw:connector draw:name="Connector 3" draw:style-name="gr62" draw:text-style-name="P97" svg:x1="8.503cm" svg:y1="11.502cm" svg:x2="5.504cm" svg:y2="12.502cm" draw:start-shape="id28" draw:start-glue-point="6" draw:end-shape="id26" draw:end-glue-point="4" svg:d="M8503 11502v501h-2999v499" svg:viewBox="0 0 3000 1002"><text:p/></draw:connector><draw:connector draw:name="Connector 4" draw:style-name="gr63" draw:text-style-name="P97" svg:x1="2.002cm" svg:y1="11.508cm" svg:x2="5.503cm" svg:y2="12.502cm" draw:start-shape="id29" draw:start-glue-point="6" draw:end-shape="id26" draw:end-glue-point="4" svg:d="M2002 11508v497h3501v497" svg:viewBox="0 0 3503 997"><text:p/></draw:connector><draw:custom-shape draw:name="Subprocess 1" draw:style-name="gr64" draw:text-style-name="P94" svg:width="7cm" svg:height="0.962cm" svg:x="2.002cm" svg:y="6.503cm"><text:p text:style-name="P93"><text:span text:style-name="T75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65" draw:text-style-name="P99" svg:width="1.251cm" svg:height="1.001cm" svg:x="7.252cm" svg:y="8.253cm"><draw:text-box><text:p text:style-name="P100"><text:span text:style-name="T77">+</text:span></text:p></draw:text-box></draw:frame><draw:connector draw:name="Connector 5" draw:style-name="gr66" draw:text-style-name="P97" svg:x1="5.504cm" svg:y1="3.999cm" svg:x2="5.504cm" svg:y2="4.5cm" draw:start-shape="id24" draw:start-glue-point="8" draw:end-shape="id30" draw:end-glue-point="4" svg:d="M5504 3999v501" svg:viewBox="0 0 2 503"><text:p/></draw:connector><draw:connector draw:name="Connector 6" draw:style-name="gr67" draw:text-style-name="P97" svg:x1="5.504cm" svg:y1="0.998cm" svg:x2="5.504cm" svg:y2="1.499cm" draw:start-shape="id31" draw:start-glue-point="6" draw:end-shape="id32" draw:end-glue-point="4" svg:d="M5504 998v501" svg:viewBox="0 0 2 503"><text:p/></draw:connector></draw:g></text:p>
      <text:p text:style-name="P25">Перевіримо правильність алгоритма на довільних конкретних значеннях початкових даних:</text:p>
      <text:p text:style-name="P2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2">Блок</text:p>
          </table:table-cell>
          <table:table-cell table:style-name="Таблица3.B1" office:value-type="string">
            <text:p text:style-name="P62">Дія</text:p>
          </table:table-cell>
        </table:table-row>
        <table:table-row table:style-name="Таблица3.2">
          <table:table-cell table:style-name="Таблица3.A2" office:value-type="string">
            <text:p text:style-name="P62"/>
          </table:table-cell>
          <table:table-cell table:style-name="Таблица3.B2" office:value-type="string">
            <text:p text:style-name="P62">Початок</text:p>
          </table:table-cell>
        </table:table-row>
        <table:table-row table:style-name="Таблица3.3">
          <table:table-cell table:style-name="Таблица3.A3" office:value-type="string">
            <text:p text:style-name="P64">1</text:p>
          </table:table-cell>
          <table:table-cell table:style-name="Таблица3.B3" office:value-type="string">
            <text:p text:style-name="P62">50 &gt; 1 - так</text:p>
          </table:table-cell>
        </table:table-row>
        <table:table-row table:style-name="Таблица3.4">
          <table:table-cell table:style-name="Таблица3.A4" office:value-type="string">
            <text:p text:style-name="P64">2</text:p>
          </table:table-cell>
          <table:table-cell table:style-name="Таблица3.B4" office:value-type="string">
            <text:p text:style-name="P62">виклик GeomProgSum(50/2)</text:p>
          </table:table-cell>
        </table:table-row>
        <table:table-row table:style-name="Таблица3.5">
          <table:table-cell table:style-name="Таблица3.A5" office:value-type="string">
            <text:p text:style-name="P64">3</text:p>
          </table:table-cell>
          <table:table-cell table:style-name="Таблица3.B5" office:value-type="string">
            <text:p text:style-name="P62">25 &gt; 1 - так</text:p>
          </table:table-cell>
        </table:table-row>
        <table:table-row table:style-name="Таблица3.6">
          <table:table-cell table:style-name="Таблица3.A6" office:value-type="string">
            <text:p text:style-name="P64">4</text:p>
          </table:table-cell>
          <table:table-cell table:style-name="Таблица3.B6" office:value-type="string">
            <text:p text:style-name="P62">виклик GeomProgSum(25/2)</text:p>
          </table:table-cell>
        </table:table-row>
        <table:table-row table:style-name="Таблица3.7">
          <table:table-cell table:style-name="Таблица3.A7" office:value-type="string">
            <text:p text:style-name="P64">5</text:p>
          </table:table-cell>
          <table:table-cell table:style-name="Таблица3.B7" office:value-type="string">
            <text:p text:style-name="P62">12.5 &gt; 1 - так</text:p>
          </table:table-cell>
        </table:table-row>
        <table:table-row table:style-name="Таблица3.8">
          <table:table-cell table:style-name="Таблица3.A8" office:value-type="string">
            <text:p text:style-name="P64">6</text:p>
          </table:table-cell>
          <table:table-cell table:style-name="Таблица3.B8" office:value-type="string">
            <text:p text:style-name="P62">виклик GeomProgSum(12.5/2)</text:p>
          </table:table-cell>
        </table:table-row>
        <table:table-row table:style-name="Таблица3.9">
          <table:table-cell table:style-name="Таблица3.A9" office:value-type="string">
            <text:p text:style-name="P64">7</text:p>
          </table:table-cell>
          <table:table-cell table:style-name="Таблица3.B9" office:value-type="string">
            <text:p text:style-name="P62">6.25 &gt; 1 - так</text:p>
          </table:table-cell>
        </table:table-row>
        <table:table-row table:style-name="Таблица3.10">
          <table:table-cell table:style-name="Таблица3.A10" office:value-type="string">
            <text:p text:style-name="P64">8</text:p>
          </table:table-cell>
          <table:table-cell table:style-name="Таблица3.B10" office:value-type="string">
            <text:p text:style-name="P62">виклик GeomProgSum(6.25/2)</text:p>
          </table:table-cell>
        </table:table-row>
        <table:table-row table:style-name="Таблица3.11">
          <table:table-cell table:style-name="Таблица3.A11" office:value-type="string">
            <text:p text:style-name="P64">9</text:p>
          </table:table-cell>
          <table:table-cell table:style-name="Таблица3.B11" office:value-type="string">
            <text:p text:style-name="P62">3.125 &gt; 1 - так</text:p>
          </table:table-cell>
        </table:table-row>
        <table:table-row table:style-name="Таблица3.12">
          <table:table-cell table:style-name="Таблица3.A12" office:value-type="string">
            <text:p text:style-name="P64">10</text:p>
          </table:table-cell>
          <table:table-cell table:style-name="Таблица3.B12" office:value-type="string">
            <text:p text:style-name="P62">виклик GeomProgSum(3.125/2)</text:p>
          </table:table-cell>
        </table:table-row>
        <table:table-row table:style-name="Таблица3.13">
          <table:table-cell table:style-name="Таблица3.A13" office:value-type="string">
            <text:p text:style-name="P64">11</text:p>
          </table:table-cell>
          <table:table-cell table:style-name="Таблица3.B13" office:value-type="string">
            <text:p text:style-name="P62">1.5625 &gt; 1 - так</text:p>
          </table:table-cell>
        </table:table-row>
        <table:table-row table:style-name="Таблица3.14">
          <table:table-cell table:style-name="Таблица3.A14" office:value-type="string">
            <text:p text:style-name="P64">12</text:p>
          </table:table-cell>
          <table:table-cell table:style-name="Таблица3.B14" office:value-type="string">
            <text:p text:style-name="P62">виклик GeomProgSum(1.5625/2)</text:p>
          </table:table-cell>
        </table:table-row>
        <table:table-row table:style-name="Таблица3.15">
          <table:table-cell table:style-name="Таблица3.A15" office:value-type="string">
            <text:p text:style-name="P64">13</text:p>
          </table:table-cell>
          <table:table-cell table:style-name="Таблица3.B15" office:value-type="string">
            <text:p text:style-name="P62">0.78125 &gt; 1 - ні</text:p>
          </table:table-cell>
        </table:table-row>
        <table:table-row table:style-name="Таблица3.16">
          <table:table-cell table:style-name="Таблица3.A16" office:value-type="string">
            <text:p text:style-name="P64">14</text:p>
          </table:table-cell>
          <table:table-cell table:style-name="Таблица3.B16" office:value-type="string">
            <text:p text:style-name="P62">Return := 1</text:p>
          </table:table-cell>
        </table:table-row>
        <table:table-row table:style-name="Таблица3.17">
          <table:table-cell table:style-name="Таблица3.A17" office:value-type="string">
            <text:p text:style-name="P64">15</text:p>
          </table:table-cell>
          <table:table-cell table:style-name="Таблица3.B17" office:value-type="string">
            <text:p text:style-name="P62">повернення 1</text:p>
          </table:table-cell>
        </table:table-row>
        <table:table-row table:style-name="Таблица3.18">
          <table:table-cell table:style-name="Таблица3.A18" office:value-type="string">
            <text:p text:style-name="P64">16</text:p>
          </table:table-cell>
          <table:table-cell table:style-name="Таблица3.B18" office:value-type="string">
            <text:p text:style-name="P62">Return := 1.5625+1 = 2.5625</text:p>
          </table:table-cell>
        </table:table-row>
        <table:table-row table:style-name="Таблица3.19">
          <table:table-cell table:style-name="Таблица3.A19" office:value-type="string">
            <text:p text:style-name="P64">17</text:p>
          </table:table-cell>
          <table:table-cell table:style-name="Таблица3.B19" office:value-type="string">
            <text:p text:style-name="P62">повернення 2.5625</text:p>
          </table:table-cell>
        </table:table-row>
        <table:table-row table:style-name="Таблица3.20">
          <table:table-cell table:style-name="Таблица3.A20" office:value-type="string">
            <text:p text:style-name="P64">18</text:p>
          </table:table-cell>
          <table:table-cell table:style-name="Таблица3.B20" office:value-type="string">
            <text:p text:style-name="P62">Return := 3.125+2.5625 = 5.6875</text:p>
          </table:table-cell>
        </table:table-row>
        <table:table-row table:style-name="Таблица3.21">
          <table:table-cell table:style-name="Таблица3.A21" office:value-type="string">
            <text:p text:style-name="P64">19</text:p>
          </table:table-cell>
          <table:table-cell table:style-name="Таблица3.B21" office:value-type="string">
            <text:p text:style-name="P62">повернення 5.6875</text:p>
          </table:table-cell>
        </table:table-row>
        <table:table-row table:style-name="Таблица3.22">
          <table:table-cell table:style-name="Таблица3.A22" office:value-type="string">
            <text:p text:style-name="P64">20</text:p>
          </table:table-cell>
          <table:table-cell table:style-name="Таблица3.B22" office:value-type="string">
            <text:p text:style-name="P62">Return := 6.25+5.6875 = 11.9375</text:p>
          </table:table-cell>
        </table:table-row>
        <table:table-row table:style-name="Таблица3.23">
          <table:table-cell table:style-name="Таблица3.A23" office:value-type="string">
            <text:p text:style-name="P64">21</text:p>
          </table:table-cell>
          <table:table-cell table:style-name="Таблица3.B23" office:value-type="string">
            <text:p text:style-name="P62">повернення 11.9375</text:p>
          </table:table-cell>
        </table:table-row>
        <table:table-row table:style-name="Таблица3.24">
          <table:table-cell table:style-name="Таблица3.A24" office:value-type="string">
            <text:p text:style-name="P64">22</text:p>
          </table:table-cell>
          <table:table-cell table:style-name="Таблица3.B24" office:value-type="string">
            <text:p text:style-name="P62">Return := 12.5+11.9375 = 24.4375</text:p>
          </table:table-cell>
        </table:table-row>
        <table:table-row table:style-name="Таблица3.25">
          <table:table-cell table:style-name="Таблица3.A25" office:value-type="string">
            <text:p text:style-name="P64">23</text:p>
          </table:table-cell>
          <table:table-cell table:style-name="Таблица3.B25" office:value-type="string">
            <text:p text:style-name="P62">повернення 24.4375</text:p>
          </table:table-cell>
        </table:table-row>
        <table:table-row table:style-name="Таблица3.26">
          <table:table-cell table:style-name="Таблица3.A26" office:value-type="string">
            <text:p text:style-name="P64">24</text:p>
          </table:table-cell>
          <table:table-cell table:style-name="Таблица3.B26" office:value-type="string">
            <text:p text:style-name="P62">Return := 25+24.4375 = 49.4375</text:p>
          </table:table-cell>
        </table:table-row>
        <table:table-row table:style-name="Таблица3.27">
          <table:table-cell table:style-name="Таблица3.A27" office:value-type="string">
            <text:p text:style-name="P64">25</text:p>
          </table:table-cell>
          <table:table-cell table:style-name="Таблица3.B27" office:value-type="string">
            <text:p text:style-name="P62">повернення 49.4375</text:p>
          </table:table-cell>
        </table:table-row>
        <table:table-row table:style-name="Таблица3.28">
          <table:table-cell table:style-name="Таблица3.A28" office:value-type="string">
            <text:p text:style-name="P64">26</text:p>
          </table:table-cell>
          <table:table-cell table:style-name="Таблица3.B28" office:value-type="string">
            <text:p text:style-name="P62">Return := 50+49.4375 = 99.4375</text:p>
          </table:table-cell>
        </table:table-row>
        <table:table-row table:style-name="Таблица3.30">
          <table:table-cell table:style-name="Таблица3.A30" office:value-type="string">
            <text:p text:style-name="P64">27</text:p>
          </table:table-cell>
          <table:table-cell table:style-name="Таблица3.B30" office:value-type="string">
            <text:p text:style-name="P63">повернення 99.4375</text:p>
          </table:table-cell>
        </table:table-row>
        <table:table-row table:style-name="Таблица3.30">
          <table:table-cell table:style-name="Таблица3.A30" office:value-type="string">
            <text:p text:style-name="P61">28</text:p>
          </table:table-cell>
          <table:table-cell table:style-name="Таблица3.B30" office:value-type="string">
            <text:p text:style-name="P60">Виведення 99.4375</text:p>
          </table:table-cell>
        </table:table-row>
        <table:table-row table:style-name="Таблица3.31">
          <table:table-cell table:style-name="Таблица3.A31" office:value-type="string">
            <text:p text:style-name="P62"/>
          </table:table-cell>
          <table:table-cell table:style-name="Таблица3.B31" office:value-type="string">
            <text:p text:style-name="P62">кінець</text:p>
          </table:table-cell>
        </table:table-row>
      </table:table>
      <text:p text:style-name="P75"/>
      <text:p text:style-name="P26"/>
      <text:p text:style-name="P30">Висновок:</text:p>
      <text:p text:style-name="P59"><text:span text:style-name="T20">На основі </text:span><text:span text:style-name="T21">цього</text:span><text:span text:style-name="T20"> алгоритму </text:span><text:span text:style-name="T22">по </text:span><text:span text:style-name="T24">знаходження значення геометричної прогресії за допомогою рекурсивної функції, що повертає частковий результат, було </text:span><text:span text:style-name="T23">дослід</text:span><text:span text:style-name="T24">жено</text:span><text:span text:style-name="T23"> особливості роботи рекурсивних алгоритмів та набут</text:span><text:span text:style-name="T24">о</text:span><text:span text:style-name="T23"> практичних навичок їх використання під час складання програмних специфікацій підпрогр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07T09:56:18.231308954</dc:date>
    <meta:editing-cycles>12</meta:editing-cycles>
    <dc:title>Основи програмування – 1. Алгоритми та структури даних</dc:title>
    <meta:editing-duration>PT3H14M12S</meta:editing-duration>
    <meta:generator>LibreOffice/7.2.3.2$Linux_X86_64 LibreOffice_project/20$Build-2</meta:generator>
    <meta:document-statistic meta:table-count="2" meta:image-count="0" meta:object-count="0" meta:page-count="8" meta:paragraph-count="166" meta:word-count="558" meta:character-count="3925" meta:non-whitespace-character-count="3382"/>
    <meta:template xlink:type="simple" xlink:actuate="onRequest" xlink:title="Normal" xlink:href=""/>
  </office:meta>
</office:document-meta>
</file>